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OpenSans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e072" officeooo:paragraph-rsid="0017e072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d4d4d4" loext:opacity="100%" style:font-name="Consolas" fo:font-size="10.5pt" fo:font-weight="normal" officeooo:rsid="0017e072" officeooo:paragraph-rsid="0017e072" fo:background-color="#1e1e1e"/>
    </style:style>
    <style:style style:name="P4" style:family="paragraph" style:parent-style-name="Standard">
      <style:text-properties fo:color="#d4d4d4" loext:opacity="100%" style:font-name="Consolas" fo:font-size="10.5pt" fo:font-weight="normal" officeooo:rsid="0018ade2" officeooo:paragraph-rsid="0018ade2" fo:background-color="#1e1e1e"/>
    </style:style>
    <style:style style:name="P5" style:family="paragraph" style:parent-style-name="Standard">
      <style:text-properties fo:color="#d4d4d4" loext:opacity="100%" style:font-name="Consolas" fo:font-size="10.5pt" fo:font-weight="normal" officeooo:rsid="001fca6e" officeooo:paragraph-rsid="001fca6e" fo:background-color="#1e1e1e"/>
    </style:style>
    <style:style style:name="P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7" style:family="paragraph" style:parent-style-name="Standard">
      <style:text-properties fo:color="#d4d4d4" loext:opacity="100%" officeooo:rsid="001947c9" officeooo:paragraph-rsid="001947c9" fo:background-color="#1e1e1e"/>
    </style:style>
    <style:style style:name="P8" style:family="paragraph" style:parent-style-name="Standard">
      <style:text-properties fo:color="#d4d4d4" loext:opacity="100%" officeooo:rsid="00194ef8" officeooo:paragraph-rsid="00194ef8" fo:background-color="#1e1e1e"/>
    </style:style>
    <style:style style:name="P9" style:family="paragraph" style:parent-style-name="Standard">
      <style:text-properties officeooo:rsid="0018ade2" officeooo:paragraph-rsid="0018ade2"/>
    </style:style>
    <style:style style:name="P10" style:family="paragraph" style:parent-style-name="Standard">
      <style:text-properties officeooo:rsid="001947c9" officeooo:paragraph-rsid="001947c9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rsid="00194ef8" officeooo:paragraph-rsid="00194ef8"/>
    </style:style>
    <style:style style:name="P13" style:family="paragraph" style:parent-style-name="Standard">
      <style:text-properties officeooo:rsid="001a44d6" officeooo:paragraph-rsid="001a44d6"/>
    </style:style>
    <style:style style:name="P14" style:family="paragraph" style:parent-style-name="Standard">
      <style:text-properties officeooo:rsid="001c2b89" officeooo:paragraph-rsid="001c2b89"/>
    </style:style>
    <style:style style:name="P15" style:family="paragraph" style:parent-style-name="Standard">
      <style:text-properties officeooo:rsid="001d3376" officeooo:paragraph-rsid="001d3376"/>
    </style:style>
    <style:style style:name="P16" style:family="paragraph" style:parent-style-name="Standard">
      <style:text-properties officeooo:rsid="001dfcad" officeooo:paragraph-rsid="001dfcad"/>
    </style:style>
    <style:style style:name="P17" style:family="paragraph" style:parent-style-name="Standard">
      <style:text-properties officeooo:rsid="001fca6e" officeooo:paragraph-rsid="001fca6e"/>
    </style:style>
    <style:style style:name="P18" style:family="paragraph" style:parent-style-name="Standard">
      <style:text-properties officeooo:rsid="00219b38" officeooo:paragraph-rsid="00219b38"/>
    </style:style>
    <style:style style:name="P19" style:family="paragraph" style:parent-style-name="Standard">
      <style:text-properties officeooo:rsid="00237c03" officeooo:paragraph-rsid="00237c03"/>
    </style:style>
    <style:style style:name="P20" style:family="paragraph" style:parent-style-name="Standard">
      <style:text-properties officeooo:rsid="00265eed" officeooo:paragraph-rsid="00265eed"/>
    </style:style>
    <style:style style:name="P21" style:family="paragraph" style:parent-style-name="Standard">
      <style:text-properties officeooo:rsid="001dfcad" officeooo:paragraph-rsid="001dfcad"/>
    </style:style>
    <style:style style:name="P22" style:family="paragraph" style:parent-style-name="Standard">
      <style:text-properties officeooo:rsid="00237c03" officeooo:paragraph-rsid="00293ceb"/>
    </style:style>
    <style:style style:name="P23" style:family="paragraph" style:parent-style-name="Standard">
      <style:text-properties officeooo:rsid="00265eed" officeooo:paragraph-rsid="00265eed"/>
    </style:style>
    <style:style style:name="P24" style:family="paragraph" style:parent-style-name="Standard">
      <style:text-properties officeooo:paragraph-rsid="0029a6a8"/>
    </style:style>
    <style:style style:name="P25" style:family="paragraph" style:parent-style-name="Standard">
      <style:text-properties officeooo:rsid="001fca6e" officeooo:paragraph-rsid="0029a6a8"/>
    </style:style>
    <style:style style:name="P26" style:family="paragraph" style:parent-style-name="Standard">
      <style:text-properties officeooo:rsid="001fca6e" officeooo:paragraph-rsid="0036743c"/>
    </style:style>
    <style:style style:name="P2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8" style:family="paragraph" style:parent-style-name="Standard">
      <style:text-properties fo:color="#d4d4d4" loext:opacity="100%" style:font-name="Consolas" fo:font-size="10.5pt" fo:font-weight="normal" officeooo:paragraph-rsid="0029a6a8" fo:background-color="#1e1e1e"/>
    </style:style>
    <style:style style:name="P29" style:family="paragraph" style:parent-style-name="Standard">
      <style:text-properties fo:color="#d4d4d4" loext:opacity="100%" style:font-name="Consolas" fo:font-size="10.5pt" fo:font-weight="normal" officeooo:paragraph-rsid="001d3376" fo:background-color="#1e1e1e"/>
    </style:style>
    <style:style style:name="P30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31" style:family="paragraph" style:parent-style-name="Standard">
      <style:paragraph-properties style:line-height-at-least="0.503cm"/>
      <style:text-properties fo:color="#d4d4d4" loext:opacity="100%" officeooo:paragraph-rsid="003e7791" fo:background-color="#1e1e1e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text-properties officeooo:paragraph-rsid="002fa141"/>
    </style:style>
    <style:style style:name="P34" style:family="paragraph" style:parent-style-name="Standard">
      <style:text-properties officeooo:paragraph-rsid="0036743c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6743c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paragraph-rsid="0036743c" fo:background-color="#1e1e1e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style:font-name="Consolas" fo:font-size="10.5pt" fo:font-weight="normal" officeooo:paragraph-rsid="0036743c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569cd6" loext:opacity="100%" style:font-name="Consolas" fo:font-size="10.5pt" fo:font-weight="normal" fo:background-color="#1e1e1e" loext:char-shading-value="0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4ec9b0" loext:opacity="100%" style:font-name="Consolas" fo:font-size="10.5pt" fo:font-weight="normal" fo:background-color="#1e1e1e" loext:char-shading-value="0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officeooo:rsid="001a02d4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font-variant="normal" fo:text-transform="none" fo:color="#505050" loext:opacity="100%" style:font-name="Inter" fo:font-size="9pt" fo:letter-spacing="normal" fo:font-style="normal" fo:font-weight="normal"/>
    </style:style>
    <style:style style:name="T17" style:family="text">
      <style:text-properties officeooo:rsid="0023060a"/>
    </style:style>
    <style:style style:name="T18" style:family="text">
      <style:text-properties officeooo:rsid="00237c03"/>
    </style:style>
    <style:style style:name="T19" style:family="text">
      <style:text-properties officeooo:rsid="001dfcad"/>
    </style:style>
    <style:style style:name="T20" style:family="text">
      <style:text-properties officeooo:rsid="00293ceb"/>
    </style:style>
    <style:style style:name="T21" style:family="text">
      <style:text-properties officeooo:rsid="0029a6a8"/>
    </style:style>
    <style:style style:name="T22" style:family="text">
      <style:text-properties fo:color="#d4d4d4" loext:opacity="100%" style:font-name="Consolas" fo:font-size="10.5pt" fo:font-weight="normal" fo:background-color="#1e1e1e" loext:char-shading-value="0"/>
    </style:style>
    <style:style style:name="T23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>Progetto creato con versione 8.5.13</text:p>
      <text:p text:style-name="P14"/>
      <text:p text:style-name="P14">composer create-project --prefer-dist laravel/laravel:^8.5.13 <text:s/>bookstore</text:p>
      <text:p text:style-name="P1"/>
      <text:p text:style-name="P1">1-Scaricare Laravel Passport</text:p>
      <text:p text:style-name="P1"/>
      <text:p text:style-name="P1">composer require laravel/passport</text:p>
      <text:p text:style-name="P1"/>
      <text:p text:style-name="P1">2-Laravel Passport crea per noi le table necessarie a memorizzare le password, basta migrare le table quindi</text:p>
      <text:p text:style-name="P1"/>
      <text:p text:style-name="P1">php artisan migrate</text:p>
      <text:p text:style-name="P1"/>
      <text:p text:style-name="P1">php artisan passport:install</text:p>
      <text:p text:style-name="P1"/>
      <text:p text:style-name="P1">3-Dentro User model importo classe hasapitokens</text:p>
      <text:p text:style-name="P1"/>
      <text:p text:style-name="P3"><text:span text:style-name="T1">use</text:span> Laravel\Passport\<text:span text:style-name="T4">HasApiTokens</text:span>;</text:p>
      <text:p text:style-name="P1"/>
      <text:p text:style-name="P1">e passo classe anche dentro user class</text:p>
      <text:p text:style-name="P1"/>
      <text:p text:style-name="P1">quindi lo aggiungo dopo notifiable</text:p>
      <text:p text:style-name="P1"/>
      <text:p text:style-name="P3"><text:span text:style-name="T1">use</text:span> <text:span text:style-name="T4">HasFactory</text:span>, <text:span text:style-name="T4">Notifiable</text:span>,<text:span text:style-name="T4">HasApiTokens</text:span>;</text:p>
      <text:p text:style-name="P1"/>
      <text:p text:style-name="P9">4-Dentro Providers/AuthServiceProvide.php devo revocare tokens per accesso cleints e tokens accesso personali, qui importo classe passport</text:p>
      <text:p text:style-name="P9"/>
      <text:p text:style-name="P4"><text:span text:style-name="T1">use</text:span> Laravel\Passport\<text:span text:style-name="T4">Passport</text:span>;</text:p>
      <text:p text:style-name="P9"/>
      <text:p text:style-name="P10">dentro al boot method chiamo i routes di passport</text:p>
      <text:p text:style-name="P10"/>
      <text:p text:style-name="P7">    <text:span text:style-name="T2">public</text:span><text:span text:style-name="T7"> </text:span><text:span text:style-name="T2">function</text:span><text:span text:style-name="T7"> </text:span><text:span text:style-name="T9">boot</text:span><text:span text:style-name="T7">()</text:span></text:p>
      <text:p text:style-name="P6">    <text:span text:style-name="T7">{</text:span></text:p>
      <text:p text:style-name="P6">        <text:span text:style-name="T2">$this</text:span><text:span text:style-name="T7">-&gt;</text:span><text:span text:style-name="T9">registerPolicies</text:span><text:span text:style-name="T7">();</text:span></text:p>
      <text:p text:style-name="P11"/>
      <text:p text:style-name="P6">        <text:span text:style-name="T5">Passport</text:span><text:span text:style-name="T7">::</text:span><text:span text:style-name="T9">routes</text:span><text:span text:style-name="T7">();</text:span></text:p>
      <text:p text:style-name="P6">    <text:span text:style-name="T7">}</text:span></text:p>
      <text:p text:style-name="P10"/>
      <text:p text:style-name="P12">5-Dentro config/auth.php <text:span text:style-name="T10">driver diventa passport anziché token</text:span></text:p>
      <text:p text:style-name="P12"/>
      <text:p text:style-name="P8">        <text:span text:style-name="T12">'api'</text:span><text:span text:style-name="T7"> =&gt; [</text:span></text:p>
      <text:p text:style-name="P6">            <text:span text:style-name="T12">'driver'</text:span><text:span text:style-name="T7"> =&gt; </text:span><text:span text:style-name="T12">'passport'</text:span><text:span text:style-name="T7">,</text:span></text:p>
      <text:p text:style-name="P6">            <text:span text:style-name="T12">'provider'</text:span><text:span text:style-name="T7"> =&gt; </text:span><text:span text:style-name="T12">'users'</text:span><text:span text:style-name="T7">,</text:span></text:p>
      <text:p text:style-name="P6">            <text:span text:style-name="T12">'hash'</text:span><text:span text:style-name="T7"> =&gt; </text:span><text:span text:style-name="T2">false</text:span><text:span text:style-name="T7">,</text:span></text:p>
      <text:p text:style-name="P6">        <text:span text:style-name="T7">],</text:span></text:p>
      <text:p text:style-name="P12"/>
      <text:p text:style-name="P13">6-Aggiungo dummy data al suo interno da php artisan tinker</text:p>
      <text:p text:style-name="P13"/>
      <text:p text:style-name="P13">DB::table('users')-&gt;insert(['name'=&gt;'Code With Dary','email'=&gt;'info@darynazar.com','password'=&gt;Hash::make('dary1234')]); </text:p>
      <text:p text:style-name="P13"><text:soft-page-break/></text:p>
      <text:p text:style-name="P15">7-Dentro api.php dentro routes definisco</text:p>
      <text:p text:style-name="P15"/>
      <text:p text:style-name="P29"><text:span text:style-name="T4">Route</text:span>::<text:span text:style-name="T8">get</text:span>(<text:span text:style-name="T11">'/test'</text:span>, <text:span text:style-name="T1">function</text:span>(<text:span text:style-name="T4">Request</text:span> <text:span text:style-name="T13">$request</text:span>){</text:p>
      <text:p text:style-name="P6">    <text:span text:style-name="T15">return</text:span><text:span text:style-name="T7"> </text:span><text:span text:style-name="T12">'Authenticated'</text:span><text:span text:style-name="T7">;</text:span></text:p>
      <text:p text:style-name="P2">});</text:p>
      <text:p text:style-name="P29"/>
      <text:p text:style-name="P15"/>
      <text:p text:style-name="P15">nuova rotta che con endpoint test ritona stringa authenticated per testartla dentro postman </text:p>
      <text:p text:style-name="P15"><text:span text:style-name="T16">http://127.0.0.1:8000/api/test</text:span> </text:p>
      <text:p text:style-name="P15"/>
      <text:p text:style-name="P15">per testare api va sempre aggiunto <text:span text:style-name="T20">prima dell’endpoint</text:span></text:p>
      <text:p text:style-name="P15"/>
      <text:p text:style-name="P16">8-Dati esercizio </text:p>
      <text:p text:style-name="P16"/>
      <text:p text:style-name="P16">Client ID: 1</text:p>
      <text:p text:style-name="P16">Client secret: 6oU9J7ob7NKgUObRlFD2dCXnCcE4jHL2opbFFOYJ</text:p>
      <text:p text:style-name="P16">Password grant client created successfully.</text:p>
      <text:p text:style-name="P16">Client ID: 2</text:p>
      <text:p text:style-name="P16">Client secret: WvZ9LM64hioO18g31ZNKrQlzQHswCm0jlRHi8kSb</text:p>
      <text:p text:style-name="P16"/>
      <text:p text:style-name="P17">Per raggiungere rotta protetta </text:p>
      <text:p text:style-name="P17"/>
      <text:p text:style-name="P17"><text:span text:style-name="T16">http://127.0.0.1:8000/api/user</text:span> </text:p>
      <text:p text:style-name="P17"/>
      <text:p text:style-name="P5"><text:span text:style-name="T4">Route</text:span>::<text:span text:style-name="T8">middleware</text:span>(<text:span text:style-name="T11">'auth:api'</text:span>)-&gt;<text:span text:style-name="T8">get</text:span>(<text:span text:style-name="T11">'/user'</text:span>, <text:span text:style-name="T1">function</text:span> (<text:span text:style-name="T4">Request</text:span> <text:span text:style-name="T13">$request</text:span>) {</text:p>
      <text:p text:style-name="P6">    <text:span text:style-name="T15">return</text:span><text:span text:style-name="T7"> </text:span><text:span text:style-name="T14">$request</text:span><text:span text:style-name="T7">-&gt;</text:span><text:span text:style-name="T9">user</text:span><text:span text:style-name="T7">();</text:span></text:p>
      <text:p text:style-name="P2">});</text:p>
      <text:p text:style-name="P17"/>
      <text:p text:style-name="P17">bisogna passare a postman alcuni dati</text:p>
      <text:p text:style-name="P17"/>
      <text:p text:style-name="P17">Dentro header </text:p>
      <text:p text:style-name="P17">key = Accept</text:p>
      <text:p text:style-name="P17">value=application/json</text:p>
      <text:p text:style-name="P17"/>
      <text:p text:style-name="P18">accesso ci viene negato peratnto bisogna generare un token chiamando</text:p>
      <text:p text:style-name="P18"/>
      <text:p text:style-name="P18"><text:span text:style-name="T16">http://127.0.0.1:8000/oauth/token</text:span> </text:p>
      <text:p text:style-name="P18"/>
      <text:p text:style-name="P18">con una post request, <text:span text:style-name="T17">per accedervi bisogna passare dentro body form-data </text:span><text:span text:style-name="T18">3 patamentri</text:span></text:p>
      <text:p text:style-name="P18"/>
      <text:p text:style-name="P19">key=grant_type </text:p>
      <text:p text:style-name="P19">value=password</text:p>
      <text:p text:style-name="P19"/>
      <text:p text:style-name="P19">key=client_id </text:p>
      <text:p text:style-name="P19">value=2</text:p>
      <text:p text:style-name="P19"/>
      <text:p text:style-name="P19">key=client_secret </text:p>
      <text:p text:style-name="P22">value=<text:span text:style-name="T19">WvZ9LM64hioO18g31ZNKrQlzQHswCm0jlRHi8kSb</text:span></text:p>
      <text:p text:style-name="P19"/>
      <text:p text:style-name="P19">id e secret vengono generati dopo aver lanciato php artisan passport:install</text:p>
      <text:p text:style-name="P19"/>
      <text:p text:style-name="P20"><text:soft-page-break/>passo anche i dati del user aggiunti in precedenza</text:p>
      <text:p text:style-name="P20">key=username</text:p>
      <text:p text:style-name="P20"><text:a xlink:type="simple" xlink:href="mailto:value%3Dinfo@darynazar.com" text:style-name="Internet_20_link" text:visited-style-name="Visited_20_Internet_20_Link">value=info@darynazar.com</text:a></text:p>
      <text:p text:style-name="P20"/>
      <text:p text:style-name="P20">key=password</text:p>
      <text:p text:style-name="P20">value=dary1234</text:p>
      <text:p text:style-name="P20"/>
      <text:p text:style-name="P20">key:scope</text:p>
      <text:p text:style-name="P20">value dello scope va lasciato vuoto</text:p>
      <text:p text:style-name="P20"/>
      <text:p text:style-name="P24"><text:span text:style-name="T21">dopodiche copio accesstoken e lo passo dentro a chiamata </text:span><text:span text:style-name="T16">http://127.0.0.1:8000/api/user</text:span> <text:span text:style-name="T21">con metodo get</text:span></text:p>
      <text:p text:style-name="P24"><text:s/>e dentro header</text:p>
      <text:p text:style-name="P25"/>
      <text:p text:style-name="P25">key = Accept</text:p>
      <text:p text:style-name="P25">value=application/json</text:p>
      <text:p text:style-name="P24"/>
      <text:p text:style-name="P24">key=Authorization</text:p>
      <text:p text:style-name="Standard">value=Bearer copio incollo accesstoken</text:p>
      <text:p text:style-name="P24"/>
      <text:p text:style-name="P24">dentro api.php definisco nuova rotta</text:p>
      <text:p text:style-name="P24"/>
      <text:p text:style-name="P28"><text:span text:style-name="T4">Route</text:span>::<text:span text:style-name="T8">middleware</text:span>(<text:span text:style-name="T11">'auth:api'</text:span>)-&gt;<text:span text:style-name="T8">prefix</text:span>(<text:span text:style-name="T11">'v1'</text:span>)-&gt;<text:span text:style-name="T8">group</text:span>(<text:span text:style-name="T1">function</text:span>() {</text:p>
      <text:p text:style-name="P6">    <text:span text:style-name="T5">Route</text:span><text:span text:style-name="T7">::</text:span><text:span text:style-name="T9">get</text:span><text:span text:style-name="T7">(</text:span><text:span text:style-name="T12">'/user'</text:span><text:span text:style-name="T7">, </text:span><text:span text:style-name="T2">function</text:span><text:span text:style-name="T7">(</text:span><text:span text:style-name="T5">Request</text:span><text:span text:style-name="T7"> </text:span><text:span text:style-name="T14">$request</text:span><text:span text:style-name="T7">){</text:span></text:p>
      <text:p text:style-name="P6">        <text:span text:style-name="T15">return</text:span><text:span text:style-name="T7"> </text:span><text:span text:style-name="T14">$request</text:span><text:span text:style-name="T7">-&gt;</text:span><text:span text:style-name="T9">user</text:span><text:span text:style-name="T7">();</text:span></text:p>
      <text:p text:style-name="P6">    <text:span text:style-name="T7">});</text:span></text:p>
      <text:p text:style-name="P2">});</text:p>
      <text:p text:style-name="P24"/>
      <text:p text:style-name="P24">e provo dentro postman chiamando </text:p>
      <text:p text:style-name="P24"><text:span text:style-name="T16">http://127.0.0.1:8000/api/v1/user</text:span> </text:p>
      <text:p text:style-name="P24"/>
      <text:p text:style-name="P24">9- creo model con flag -a cosi creo in automatico model,controller e migration e flag -r per avere controller con resource</text:p>
      <text:p text:style-name="P24"/>
      <text:p text:style-name="Standard">php artisan make:model -a -r NomeModel <text:s/>es esercizio Author</text:p>
      <text:p text:style-name="Standard"/>
      <text:p text:style-name="Standard">unico problema di questo comando e che crea controller al singolare e conviene rinominare sia il nomedelfile che al suo interno la classe al plurale</text:p>
      <text:p text:style-name="Standard"/>
      <text:p text:style-name="P33">es.esercizio</text:p>
      <text:p text:style-name="Standard">AuthorsController.php</text:p>
      <text:p text:style-name="P33"><text:s/><text:span text:style-name="T3">class</text:span><text:span text:style-name="T22"> </text:span><text:span text:style-name="T6">AuthorsController</text:span><text:span text:style-name="T22"> </text:span><text:span text:style-name="T3">extends</text:span><text:span text:style-name="T22"> </text:span><text:span text:style-name="T6">Controller</text:span></text:p>
      <text:p text:style-name="Standard"/>
      <text:p text:style-name="Standard">dentro authorstable aggiungo colonne che mi servono</text:p>
      <text:p text:style-name="Standard"/>
      <text:p text:style-name="P2"><text:span text:style-name="T13">$table</text:span>-&gt;<text:span text:style-name="T8">string</text:span>(<text:span text:style-name="T11">'name'</text:span>);</text:p>
      <text:p text:style-name="Standard"><text:s/></text:p>
      <text:p text:style-name="Standard">dentro model author definisco che name é riempibile</text:p>
      <text:p text:style-name="Standard"/>
      <text:p text:style-name="P2"><text:span text:style-name="T1">protected</text:span> <text:span text:style-name="T13">$fillable</text:span> = [<text:span text:style-name="T11">'name'</text:span>];</text:p>
      <text:p text:style-name="Standard"/>
      <text:p text:style-name="Standard">dentro author factory fillo name cosi</text:p>
      <text:p text:style-name="Standard"/>
      <text:p text:style-name="P6"><text:soft-page-break/>    <text:span text:style-name="T2">public</text:span><text:span text:style-name="T7"> </text:span><text:span text:style-name="T2">function</text:span><text:span text:style-name="T7"> </text:span><text:span text:style-name="T9">definition</text:span><text:span text:style-name="T7">()</text:span></text:p>
      <text:p text:style-name="P6">    <text:span text:style-name="T7">{</text:span></text:p>
      <text:p text:style-name="P6">        <text:span text:style-name="T15">return</text:span><text:span text:style-name="T7"> [</text:span></text:p>
      <text:p text:style-name="P6">            <text:span text:style-name="T12">'name'</text:span><text:span text:style-name="T7"> =&gt; </text:span><text:span text:style-name="T2">$this</text:span><text:span text:style-name="T7">-&gt;</text:span><text:span text:style-name="T14">faker</text:span><text:span text:style-name="T7">-&gt;</text:span><text:span text:style-name="T14">name</text:span></text:p>
      <text:p text:style-name="P6">        <text:span text:style-name="T7">];</text:span></text:p>
      <text:p text:style-name="P6">    <text:span text:style-name="T7">}</text:span></text:p>
      <text:p text:style-name="Standard"/>
      <text:p text:style-name="Standard">dentro database seeder</text:p>
      <text:p text:style-name="Standard"/>
      <text:p text:style-name="P6">    <text:span text:style-name="T2">public</text:span><text:span text:style-name="T7"> </text:span><text:span text:style-name="T2">function</text:span><text:span text:style-name="T7"> </text:span><text:span text:style-name="T9">run</text:span><text:span text:style-name="T7">()</text:span></text:p>
      <text:p text:style-name="P6">    <text:span text:style-name="T7">{</text:span></text:p>
      <text:p text:style-name="P6">        <text:span text:style-name="T2">$this</text:span><text:span text:style-name="T7">-&gt;</text:span><text:span text:style-name="T9">call</text:span><text:span text:style-name="T7">(</text:span><text:span text:style-name="T5">AuthorSeeder</text:span><text:span text:style-name="T7">::</text:span><text:span text:style-name="T2">class</text:span><text:span text:style-name="T7">);</text:span></text:p>
      <text:p text:style-name="P6">    </text:p>
      <text:p text:style-name="Standard"><text:s/>dentro authorseeder riempio colonna con 5 autori</text:p>
      <text:p text:style-name="Standard"/>
      <text:p text:style-name="P6">    <text:span text:style-name="T2">public</text:span><text:span text:style-name="T7"> </text:span><text:span text:style-name="T2">function</text:span><text:span text:style-name="T7"> </text:span><text:span text:style-name="T9">run</text:span><text:span text:style-name="T7">()</text:span></text:p>
      <text:p text:style-name="P6">    <text:span text:style-name="T7">{</text:span></text:p>
      <text:p text:style-name="P6">        <text:span text:style-name="T7">\App\Models\</text:span><text:span text:style-name="T5">Author</text:span><text:span text:style-name="T7">::</text:span><text:span text:style-name="T9">factory</text:span><text:span text:style-name="T7">(</text:span><text:span text:style-name="T23">5</text:span><text:span text:style-name="T7">)-&gt;</text:span><text:span text:style-name="T9">create</text:span><text:span text:style-name="T7">();</text:span></text:p>
      <text:p text:style-name="P6">    <text:span text:style-name="T7">}</text:span></text:p>
      <text:p text:style-name="Standard"/>
      <text:p text:style-name="Standard">dopodiché lancio migration con seed</text:p>
      <text:p text:style-name="Standard"/>
      <text:p text:style-name="Standard">php artisan migrate –seed</text:p>
      <text:p text:style-name="Standard"/>
      <text:p text:style-name="Standard">dentro api.php aggiungo nuova rotta con endpoint autori e autor dinamico il controller e il metodo show dentro il controller</text:p>
      <text:p text:style-name="Standard"/>
      <text:p text:style-name="P2"><text:span text:style-name="T4">Route</text:span>::<text:span text:style-name="T8">middleware</text:span>(<text:span text:style-name="T11">'auth:api'</text:span>)-&gt;<text:span text:style-name="T8">prefix</text:span>(<text:span text:style-name="T11">'v1'</text:span>)-&gt;<text:span text:style-name="T8">group</text:span>(<text:span text:style-name="T1">function</text:span>() {</text:p>
      <text:p text:style-name="P6">    <text:span text:style-name="T5">Route</text:span><text:span text:style-name="T7">::</text:span><text:span text:style-name="T9">get</text:span><text:span text:style-name="T7">(</text:span><text:span text:style-name="T12">'/user'</text:span><text:span text:style-name="T7">, </text:span><text:span text:style-name="T2">function</text:span><text:span text:style-name="T7">(</text:span><text:span text:style-name="T5">Request</text:span><text:span text:style-name="T7"> </text:span><text:span text:style-name="T14">$request</text:span><text:span text:style-name="T7">){</text:span></text:p>
      <text:p text:style-name="P6">        <text:span text:style-name="T15">return</text:span><text:span text:style-name="T7"> </text:span><text:span text:style-name="T14">$request</text:span><text:span text:style-name="T7">-&gt;</text:span><text:span text:style-name="T9">user</text:span><text:span text:style-name="T7">();</text:span></text:p>
      <text:p text:style-name="P6">    <text:span text:style-name="T7">});</text:span></text:p>
      <text:p text:style-name="P11"/>
      <text:p text:style-name="P6">    <text:span text:style-name="T5">Route</text:span><text:span text:style-name="T7">::</text:span><text:span text:style-name="T9">get</text:span><text:span text:style-name="T7">(</text:span><text:span text:style-name="T12">'/authors/{author}'</text:span><text:span text:style-name="T7">, [</text:span><text:span text:style-name="T5">AuthorsController</text:span><text:span text:style-name="T7">::</text:span><text:span text:style-name="T2">class</text:span><text:span text:style-name="T7">,</text:span><text:span text:style-name="T12">'show'</text:span><text:span text:style-name="T7">]);</text:span></text:p>
      <text:p text:style-name="P2">});</text:p>
      <text:p text:style-name="Standard"><text:s/></text:p>
      <text:p text:style-name="Standard">importo anche controller che useró</text:p>
      <text:p text:style-name="Standard"/>
      <text:p text:style-name="P2"><text:span text:style-name="T1">use</text:span> App\Http\Controllers\<text:span text:style-name="T4">AuthorsController</text:span>;</text:p>
      <text:p text:style-name="P2"/>
      <text:p text:style-name="P2">dentro metodo show</text:p>
      <text:p text:style-name="P2"/>
      <text:p text:style-name="P2">    <text:span text:style-name="T1">public</text:span> <text:span text:style-name="T1">function</text:span> <text:span text:style-name="T8">show</text:span>(<text:span text:style-name="T4">Author</text:span> <text:span text:style-name="T13">$author</text:span>)</text:p>
      <text:p text:style-name="P6">    <text:span text:style-name="T7">{</text:span></text:p>
      <text:p text:style-name="P6">        <text:span text:style-name="T15">return</text:span><text:span text:style-name="T7"> </text:span><text:span text:style-name="T14">$author</text:span><text:span text:style-name="T7">;</text:span></text:p>
      <text:p text:style-name="P6">    <text:span text:style-name="T7">}</text:span></text:p>
      <text:p text:style-name="P2"/>
      <text:p text:style-name="Standard"/>
      <text:p text:style-name="Standard">dopodiché dentro postman creo richiesta get</text:p>
      <text:p text:style-name="P35"><text:span text:style-name="T16">http://127.0.0.1:8000/api/v1/authors/1</text:span> </text:p>
      <text:p text:style-name="P35"/>
      <text:p text:style-name="P35">a cui dentro header passo</text:p>
      <text:p text:style-name="P35"><text:soft-page-break/></text:p>
      <text:p text:style-name="P26">key = Accept</text:p>
      <text:p text:style-name="P26">value=application/json</text:p>
      <text:p text:style-name="P34"/>
      <text:p text:style-name="P34">key=Authorization</text:p>
      <text:p text:style-name="P36">value=Bearer copio incollo accesstoken</text:p>
      <text:p text:style-name="P36"/>
      <text:p text:style-name="P36">accesstoken é lo stesso di prima</text:p>
      <text:p text:style-name="P36"/>
      <text:p text:style-name="P36">se dentro metodo show passo funzione</text:p>
      <text:p text:style-name="P36"/>
      <text:p text:style-name="P37">    <text:span text:style-name="T2">public</text:span><text:span text:style-name="T7"> </text:span><text:span text:style-name="T2">function</text:span><text:span text:style-name="T7"> </text:span><text:span text:style-name="T9">show</text:span><text:span text:style-name="T7">(</text:span><text:span text:style-name="T5">Author</text:span><text:span text:style-name="T7"> </text:span><text:span text:style-name="T14">$author</text:span><text:span text:style-name="T7">)</text:span></text:p>
      <text:p text:style-name="P6">    <text:span text:style-name="T7">{</text:span></text:p>
      <text:p text:style-name="P6">        <text:span text:style-name="T15">return</text:span><text:span text:style-name="T7"> </text:span><text:span text:style-name="T9">response</text:span><text:span text:style-name="T7">()-&gt;</text:span><text:span text:style-name="T9">json</text:span><text:span text:style-name="T7">([</text:span></text:p>
      <text:p text:style-name="P6">            <text:span text:style-name="T12">'data'</text:span><text:span text:style-name="T7"> =&gt; [</text:span></text:p>
      <text:p text:style-name="P6">                <text:span text:style-name="T12">'id'</text:span><text:span text:style-name="T7"> =&gt; </text:span><text:span text:style-name="T14">$author</text:span><text:span text:style-name="T7">-&gt;</text:span><text:span text:style-name="T14">id</text:span><text:span text:style-name="T7">,</text:span></text:p>
      <text:p text:style-name="P6">                <text:span text:style-name="T12">'type'</text:span><text:span text:style-name="T7"> =&gt; </text:span><text:span text:style-name="T12">'Authors'</text:span><text:span text:style-name="T7">,</text:span></text:p>
      <text:p text:style-name="P6">                <text:span text:style-name="T12">'attributes'</text:span><text:span text:style-name="T7"> =&gt; [</text:span></text:p>
      <text:p text:style-name="P6">                    <text:span text:style-name="T12">'name'</text:span><text:span text:style-name="T7"> =&gt; </text:span><text:span text:style-name="T14">$author</text:span><text:span text:style-name="T7">-&gt;</text:span><text:span text:style-name="T14">name</text:span><text:span text:style-name="T7">,</text:span></text:p>
      <text:p text:style-name="P6">                    <text:span text:style-name="T12">'created_at'</text:span><text:span text:style-name="T7"> =&gt; </text:span><text:span text:style-name="T14">$author</text:span><text:span text:style-name="T7">-&gt;</text:span><text:span text:style-name="T14">created_at</text:span><text:span text:style-name="T7">,</text:span></text:p>
      <text:p text:style-name="P6">                    <text:span text:style-name="T12">'updated_at'</text:span><text:span text:style-name="T7"> =&gt; </text:span><text:span text:style-name="T14">$author</text:span><text:span text:style-name="T7">-&gt;</text:span><text:span text:style-name="T14">updatede_at</text:span></text:p>
      <text:p text:style-name="P6">                <text:span text:style-name="T7">]</text:span></text:p>
      <text:p text:style-name="P6">            <text:span text:style-name="T7">]</text:span></text:p>
      <text:p text:style-name="P6">        <text:span text:style-name="T7">]);</text:span></text:p>
      <text:p text:style-name="P6">    <text:span text:style-name="T7">}</text:span></text:p>
      <text:p text:style-name="P36"/>
      <text:p text:style-name="P36">postman mi stampa dati in questo formato</text:p>
      <text:p text:style-name="P36"/>
      <text:p text:style-name="P36">creo risorse</text:p>
      <text:p text:style-name="P36"/>
      <text:p text:style-name="P36">php artisan make:resource AuthorsResource</text:p>
      <text:p text:style-name="P36">e dentro function toArray</text:p>
      <text:p text:style-name="P36"/>
      <text:p text:style-name="P37"><text:span text:style-name="T7">    </text:span><text:span text:style-name="T2">public</text:span><text:span text:style-name="T7"> </text:span><text:span text:style-name="T2">function</text:span><text:span text:style-name="T7"> </text:span><text:span text:style-name="T9">toArray</text:span><text:span text:style-name="T7">(</text:span><text:span text:style-name="T14">$request</text:span><text:span text:style-name="T7">)</text:span></text:p>
      <text:p text:style-name="P6">    <text:span text:style-name="T7">{</text:span></text:p>
      <text:p text:style-name="P6">        <text:span text:style-name="T15">return</text:span><text:span text:style-name="T7"> [</text:span></text:p>
      <text:p text:style-name="P6">            <text:span text:style-name="T12">'id'</text:span><text:span text:style-name="T7"> =&gt; (</text:span><text:span text:style-name="T2">string</text:span><text:span text:style-name="T7">)</text:span><text:span text:style-name="T2">$this</text:span><text:span text:style-name="T7">-&gt;</text:span><text:span text:style-name="T14">id</text:span><text:span text:style-name="T7">,</text:span></text:p>
      <text:p text:style-name="P6">            <text:span text:style-name="T12">'type'</text:span><text:span text:style-name="T7"> =&gt; </text:span><text:span text:style-name="T12">'Authors'</text:span><text:span text:style-name="T7">,</text:span></text:p>
      <text:p text:style-name="P6">            <text:span text:style-name="T12">'attributes'</text:span><text:span text:style-name="T7"> =&gt; [</text:span></text:p>
      <text:p text:style-name="P6">                <text:span text:style-name="T12">'name'</text:span><text:span text:style-name="T7"> =&gt; </text:span><text:span text:style-name="T2">$this</text:span><text:span text:style-name="T7">-&gt;</text:span><text:span text:style-name="T14">name</text:span><text:span text:style-name="T7">,</text:span></text:p>
      <text:p text:style-name="P6">                <text:span text:style-name="T12">'created_at'</text:span><text:span text:style-name="T7"> =&gt; </text:span><text:span text:style-name="T2">$this</text:span><text:span text:style-name="T7">-&gt;</text:span><text:span text:style-name="T14">created_at</text:span><text:span text:style-name="T7">,</text:span></text:p>
      <text:p text:style-name="P6">                <text:span text:style-name="T12">'updated_at'</text:span><text:span text:style-name="T7"> =&gt; </text:span><text:span text:style-name="T2">$this</text:span><text:span text:style-name="T7">-&gt;</text:span><text:span text:style-name="T14">updatede_at</text:span></text:p>
      <text:p text:style-name="P6">            <text:span text:style-name="T7">]</text:span></text:p>
      <text:p text:style-name="P6">        <text:span text:style-name="T7">];</text:span></text:p>
      <text:p text:style-name="P6">        </text:p>
      <text:p text:style-name="P6">    <text:span text:style-name="T7">}</text:span></text:p>
      <text:p text:style-name="P37"><text:span text:style-name="T7"/></text:p>
      <text:p text:style-name="Standard">string prima di this id va aggiunto </text:p>
      <text:p text:style-name="P36"/>
      <text:p text:style-name="P36">al posto di $author devo usare $this per accedere a author</text:p>
      <text:p text:style-name="P36"/>
      <text:p text:style-name="P36">importo risorse create dentro authorscontroller</text:p>
      <text:p text:style-name="P36"><text:soft-page-break/></text:p>
      <text:p text:style-name="P38"><text:span text:style-name="T1">use</text:span> App\Http\Resources\<text:span text:style-name="T4">AuthorsResource</text:span>;</text:p>
      <text:p text:style-name="P36"/>
      <text:p text:style-name="P36">e poi lo chiamo dentro metodo show</text:p>
      <text:p text:style-name="P36"/>
      <text:p text:style-name="P37">    <text:span text:style-name="T2">public</text:span><text:span text:style-name="T7"> </text:span><text:span text:style-name="T2">function</text:span><text:span text:style-name="T7"> </text:span><text:span text:style-name="T9">show</text:span><text:span text:style-name="T7">(</text:span><text:span text:style-name="T5">Author</text:span><text:span text:style-name="T7"> </text:span><text:span text:style-name="T14">$author</text:span><text:span text:style-name="T7">)</text:span></text:p>
      <text:p text:style-name="P6">    <text:span text:style-name="T7">{</text:span></text:p>
      <text:p text:style-name="P31">        <text:span text:style-name="T15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4">$author</text:span><text:span text:style-name="T7">);</text:span></text:p>
      <text:p text:style-name="P6">    <text:span text:style-name="T7">}</text:span></text:p>
      <text:p text:style-name="P36"/>
      <text:p text:style-name="P36">Encryption keys generated successfully.</text:p>
      <text:p text:style-name="P36">Personal access client created successfully.</text:p>
      <text:p text:style-name="P36">Client secret: LGWBrrRZpUlF9va3WyoimY6iP9NIDxBm2IXqhcw5</text:p>
      <text:p text:style-name="P36">Password grant client created successfully.</text:p>
      <text:p text:style-name="P36">Client ID: 2</text:p>
      <text:p text:style-name="P36">Client secret: NSjg6p7nHiLcrW3pXKvfzaATCIbu7hPGKIQg411z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ter" svg:font-family="Inter, OpenSans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1T20:51:22.715000000</dc:date>
    <meta:editing-duration>PT5H9M3S</meta:editing-duration>
    <meta:editing-cycles>38</meta:editing-cycles>
    <meta:generator>LibreOffice/7.1.3.2$Windows_X86_64 LibreOffice_project/47f78053abe362b9384784d31a6e56f8511eb1c1</meta:generator>
    <meta:document-statistic meta:table-count="0" meta:image-count="0" meta:object-count="0" meta:page-count="6" meta:paragraph-count="181" meta:word-count="663" meta:character-count="6129" meta:non-whitespace-character-count="5070"/>
  </office:meta>
</office:document-meta>
</file>